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823b" officeooo:paragraph-rsid="0008823b" style:font-weight-asian="normal" style:font-weight-complex="normal"/>
    </style:style>
    <style:style style:name="P2" style:family="paragraph" style:parent-style-name="Standard">
      <style:text-properties fo:font-weight="normal" officeooo:rsid="000a2159" officeooo:paragraph-rsid="000a2159" style:font-weight-asian="normal" style:font-weight-complex="normal"/>
    </style:style>
    <style:style style:name="P3" style:family="paragraph" style:parent-style-name="Standard">
      <style:text-properties fo:font-weight="normal" officeooo:rsid="000225a9" officeooo:paragraph-rsid="000225a9" style:font-weight-asian="normal" style:font-weight-complex="normal"/>
    </style:style>
    <style:style style:name="P4" style:family="paragraph" style:parent-style-name="Standard">
      <style:text-properties fo:font-weight="normal" officeooo:rsid="0003c1ea" officeooo:paragraph-rsid="0003c1ea" style:font-weight-asian="normal" style:font-weight-complex="normal"/>
    </style:style>
    <style:style style:name="P5" style:family="paragraph" style:parent-style-name="Standard">
      <style:text-properties fo:font-weight="normal" officeooo:rsid="00060ca8" officeooo:paragraph-rsid="00060ca8" style:font-weight-asian="normal" style:font-weight-complex="normal"/>
    </style:style>
    <style:style style:name="P6" style:family="paragraph" style:parent-style-name="Standard">
      <style:text-properties fo:font-style="italic" fo:font-weight="normal" officeooo:rsid="000a2159" officeooo:paragraph-rsid="000a21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ed0ca" officeooo:paragraph-rsid="000ed0ca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fo:font-style="normal" fo:font-weight="normal" officeooo:rsid="000c0ded" officeooo:paragraph-rsid="000c0ded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0ed0ca" officeooo:paragraph-rsid="000ed0ca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officeooo:rsid="00008c32" officeooo:paragraph-rsid="00008c32"/>
    </style:style>
    <style:style style:name="P11" style:family="paragraph" style:parent-style-name="Standard">
      <style:text-properties officeooo:rsid="00008c32" officeooo:paragraph-rsid="0009b5a7"/>
    </style:style>
    <style:style style:name="P12" style:family="paragraph" style:parent-style-name="Standard">
      <style:text-properties fo:font-weight="bold" officeooo:rsid="000225a9" officeooo:paragraph-rsid="000225a9" style:font-weight-asian="bold" style:font-weight-complex="bold"/>
    </style:style>
    <style:style style:name="P13" style:family="paragraph" style:parent-style-name="Standard">
      <style:text-properties fo:font-weight="bold" officeooo:rsid="0008823b" officeooo:paragraph-rsid="0008823b" style:font-weight-asian="bold" style:font-weight-complex="bold"/>
    </style:style>
    <style:style style:name="P14" style:family="paragraph" style:parent-style-name="Standard">
      <style:text-properties fo:font-weight="bold" officeooo:rsid="000a2159" officeooo:paragraph-rsid="000a2159" style:font-weight-asian="bold" style:font-weight-complex="bold"/>
    </style:style>
    <style:style style:name="P15" style:family="paragraph" style:parent-style-name="Standard">
      <style:text-properties style:text-line-through-style="solid" style:text-line-through-type="single" officeooo:rsid="00008c32" officeooo:paragraph-rsid="00008c32"/>
    </style:style>
    <style:style style:name="P16" style:family="paragraph" style:parent-style-name="Standard">
      <style:text-properties officeooo:rsid="0006946b" officeooo:paragraph-rsid="0006946b"/>
    </style:style>
    <style:style style:name="P17" style:family="paragraph" style:parent-style-name="Standard">
      <style:text-properties officeooo:rsid="001dd29c" officeooo:paragraph-rsid="001dd29c"/>
    </style:style>
    <style:style style:name="P18" style:family="paragraph" style:parent-style-name="Standard">
      <style:text-properties officeooo:rsid="00200e07" officeooo:paragraph-rsid="00200e07"/>
    </style:style>
    <style:style style:name="P19" style:family="paragraph" style:parent-style-name="Standard">
      <style:text-properties officeooo:rsid="0029cfa9" officeooo:paragraph-rsid="0029cfa9"/>
    </style:style>
    <style:style style:name="P20" style:family="paragraph" style:parent-style-name="Preformatted_20_Text">
      <style:text-properties fo:font-style="italic" fo:font-weight="bold" officeooo:rsid="000a2159" officeooo:paragraph-rsid="000a2159" style:font-style-asian="italic" style:font-weight-asian="bold" style:font-style-complex="italic" style:font-weight-complex="bold"/>
    </style:style>
    <style:style style:name="P21" style:family="paragraph" style:parent-style-name="Preformatted_20_Text">
      <style:text-properties fo:font-style="italic" fo:font-weight="bold" officeooo:rsid="000c0ded" officeooo:paragraph-rsid="000c0ded" style:font-style-asian="italic" style:font-weight-asian="bold" style:font-style-complex="italic" style:font-weight-complex="bold"/>
    </style:style>
    <style:style style:name="P22" style:family="paragraph" style:parent-style-name="Text_20_body">
      <style:text-properties officeooo:rsid="001944f8" officeooo:paragraph-rsid="00220511"/>
    </style:style>
    <style:style style:name="P23" style:family="paragraph" style:parent-style-name="Text_20_body">
      <style:text-properties officeooo:paragraph-rsid="00247c71"/>
    </style:style>
    <style:style style:name="P24" style:family="paragraph" style:parent-style-name="Text_20_body">
      <style:text-properties fo:font-variant="normal" fo:text-transform="none" fo:color="#b8b8b8" fo:letter-spacing="normal" officeooo:rsid="0024f59b" officeooo:paragraph-rsid="0024f59b"/>
    </style:style>
    <style:style style:name="P25" style:family="paragraph" style:parent-style-name="Text_20_body">
      <style:text-properties fo:font-variant="normal" fo:text-transform="none" fo:color="#b8b8b8" fo:letter-spacing="normal" officeooo:paragraph-rsid="00247c71"/>
    </style:style>
    <style:style style:name="P26" style:family="paragraph" style:parent-style-name="Standard" style:list-style-name="L1">
      <style:text-properties fo:font-weight="normal" officeooo:rsid="0008823b" officeooo:paragraph-rsid="0008823b" style:font-weight-asian="normal" style:font-weight-complex="normal"/>
    </style:style>
    <style:style style:name="P27" style:family="paragraph" style:parent-style-name="Standard">
      <style:text-properties officeooo:rsid="0029cfa9" officeooo:paragraph-rsid="0029cfa9"/>
    </style:style>
    <style:style style:name="P28" style:family="paragraph" style:parent-style-name="Standard">
      <style:text-properties officeooo:rsid="002cdebc" officeooo:paragraph-rsid="002cdebc"/>
    </style:style>
    <style:style style:name="P29" style:family="paragraph" style:parent-style-name="Text_20_body" style:list-style-name="L2">
      <style:text-properties officeooo:rsid="00120d45" officeooo:paragraph-rsid="00120d45"/>
    </style:style>
    <style:style style:name="P30" style:family="paragraph" style:parent-style-name="Text_20_body" style:list-style-name="L2">
      <style:text-properties officeooo:rsid="00120d45" officeooo:paragraph-rsid="00174d46"/>
    </style:style>
    <style:style style:name="P31" style:family="paragraph" style:parent-style-name="Text_20_body" style:list-style-name="L2">
      <style:text-properties officeooo:rsid="00120d45" officeooo:paragraph-rsid="00218995"/>
    </style:style>
    <style:style style:name="P32" style:family="paragraph" style:parent-style-name="Text_20_body" style:list-style-name="L2">
      <style:text-properties officeooo:rsid="001944f8" officeooo:paragraph-rsid="00218995"/>
    </style:style>
    <style:style style:name="P33" style:family="paragraph" style:parent-style-name="Text_20_body" style:list-style-name="L2">
      <style:text-properties officeooo:rsid="001944f8" officeooo:paragraph-rsid="00220511"/>
    </style:style>
    <style:style style:name="P34" style:family="paragraph" style:parent-style-name="Text_20_body">
      <style:text-properties officeooo:rsid="002eac35" officeooo:paragraph-rsid="002eac35"/>
    </style:style>
    <style:style style:name="P35" style:family="paragraph" style:parent-style-name="Heading_20_2">
      <style:text-properties officeooo:rsid="001072a8" officeooo:paragraph-rsid="001072a8"/>
    </style:style>
    <style:style style:name="P36" style:family="paragraph" style:parent-style-name="Heading_20_2">
      <style:text-properties officeooo:rsid="00143af2" officeooo:paragraph-rsid="00143af2"/>
    </style:style>
    <style:style style:name="P37" style:family="paragraph" style:parent-style-name="Heading_20_2">
      <style:text-properties officeooo:rsid="00247c71" officeooo:paragraph-rsid="00247c71"/>
    </style:style>
    <style:style style:name="P38" style:family="paragraph" style:parent-style-name="Heading_20_1">
      <style:text-properties officeooo:rsid="001072a8" officeooo:paragraph-rsid="001072a8"/>
    </style:style>
    <style:style style:name="P39" style:family="paragraph" style:parent-style-name="Heading_20_1">
      <style:text-properties officeooo:rsid="002eac35" officeooo:paragraph-rsid="002eac35"/>
    </style:style>
    <style:style style:name="T1" style:family="text">
      <style:text-properties officeooo:rsid="0003c1ea"/>
    </style:style>
    <style:style style:name="T2" style:family="text">
      <style:text-properties officeooo:rsid="00049768"/>
    </style:style>
    <style:style style:name="T3" style:family="text">
      <style:text-properties officeooo:rsid="0009b5a7"/>
    </style:style>
    <style:style style:name="T4" style:family="text">
      <style:text-properties fo:font-style="normal" officeooo:rsid="000fa79b" style:font-style-asian="normal" style:font-style-complex="normal"/>
    </style:style>
    <style:style style:name="T5" style:family="text">
      <style:text-properties fo:font-variant="normal" fo:text-transform="none" fo:color="#7a65f2" style:font-name="Consolas" fo:font-size="8.25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6" style:family="text">
      <style:text-properties fo:font-variant="normal" fo:text-transform="none" fo:color="#22adf6" style:font-name="Consolas" fo:font-size="9pt" fo:letter-spacing="normal" fo:font-style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7" style:family="text">
      <style:text-properties fo:font-variant="normal" fo:text-transform="none" fo:color="#b1b6ff" style:font-name="Consolas" fo:font-size="12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8" style:family="text">
      <style:text-properties fo:font-variant="normal" fo:text-transform="none" fo:color="#b1b6ff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9" style:family="text">
      <style:text-properties fo:font-variant="normal" fo:text-transform="none" fo:color="#32b08c" style:font-name="Consolas" fo:font-size="9pt" fo:letter-spacing="normal" fo:font-style="normal" fo:font-weight="normal" fo:background-color="transparent" loext:char-shading-value="0" style:font-style-asian="normal" style:font-weight-asian="normal" style:font-style-complex="normal" style:font-weight-complex="normal" loext:padding="0cm" loext:border="none"/>
    </style:style>
    <style:style style:name="T10" style:family="text">
      <style:text-properties fo:font-variant="normal" fo:text-transform="none" fo:color="#13b2d4" style:font-name="consolas" fo:font-size="11.25pt" fo:letter-spacing="normal" fo:font-style="normal" fo:font-weight="normal"/>
    </style:style>
    <style:style style:name="T11" style:family="text">
      <style:text-properties fo:font-variant="normal" fo:text-transform="none" fo:color="#b8b8b8" style:font-name="consolas" fo:font-size="11.25pt" fo:letter-spacing="normal" fo:font-style="normal" fo:font-weight="normal"/>
    </style:style>
    <style:style style:name="T12" style:family="text">
      <style:text-properties fo:font-variant="normal" fo:text-transform="none" fo:color="#b8b8b8" fo:letter-spacing="normal"/>
    </style:style>
    <style:style style:name="T13" style:family="text">
      <style:text-properties fo:font-variant="normal" fo:text-transform="none" fo:color="#b8b8b8" style:text-line-through-style="none" style:text-line-through-type="none" style:font-name="consolas" fo:font-size="11.25pt" fo:letter-spacing="normal" fo:font-style="normal" style:text-underline-style="none" fo:font-weight="normal" style:text-blinking="false" fo:background-color="transparent" loext:char-shading-value="0"/>
    </style:style>
    <style:style style:name="T14" style:family="text">
      <style:text-properties officeooo:rsid="000f533a"/>
    </style:style>
    <style:style style:name="T15" style:family="text">
      <style:text-properties officeooo:rsid="000fa79b"/>
    </style:style>
    <style:style style:name="T16" style:family="text">
      <style:text-properties fo:font-style="italic" officeooo:rsid="000fa79b" style:font-style-asian="italic" style:font-style-complex="italic"/>
    </style:style>
    <style:style style:name="T17" style:family="text">
      <style:text-properties fo:font-style="italic" officeooo:rsid="000f533a" style:font-style-asian="italic" style:font-style-complex="italic"/>
    </style:style>
    <style:style style:name="T18" style:family="text">
      <style:text-properties officeooo:rsid="00174d46"/>
    </style:style>
    <style:style style:name="T19" style:family="text">
      <style:text-properties officeooo:rsid="001a3c25"/>
    </style:style>
    <style:style style:name="T20" style:family="text">
      <style:text-properties officeooo:rsid="001bc08a"/>
    </style:style>
    <style:style style:name="T21" style:family="text">
      <style:text-properties officeooo:rsid="001e45e5"/>
    </style:style>
    <style:style style:name="T22" style:family="text">
      <style:text-properties officeooo:rsid="001f8722"/>
    </style:style>
    <style:style style:name="T23" style:family="text">
      <style:text-properties officeooo:rsid="00218995"/>
    </style:style>
    <style:style style:name="T24" style:family="text">
      <style:text-properties style:text-line-through-style="solid" style:text-line-through-type="single"/>
    </style:style>
    <style:style style:name="T25" style:family="text">
      <style:text-properties style:text-line-through-style="solid" style:text-line-through-type="single" officeooo:rsid="002891a6"/>
    </style:style>
    <style:style style:name="T26" style:family="text">
      <style:text-properties officeooo:rsid="002349a7"/>
    </style:style>
    <style:style style:name="T27" style:family="text">
      <style:text-properties style:text-line-through-style="none" style:text-line-through-type="none"/>
    </style:style>
    <style:style style:name="T28" style:family="text">
      <style:text-properties officeooo:rsid="002daa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- Python /dev/hidraw reader</text:p>
      <text:p text:style-name="P10">-<text:span text:style-name="T24"> DB writer</text:span></text:p>
      <text:p text:style-name="P15">- Cron job for every minute</text:p>
      <text:p text:style-name="P10">- Gra<text:span text:style-name="T26">f</text:span>ana config</text:p>
      <text:p text:style-name="P10">- Security and authorisation</text:p>
      <text:p text:style-name="P11">- DB backup <text:span text:style-name="T3">(http://jheyman.github.io/blog/pages/InfluxDB/)</text:span></text:p>
      <text:p text:style-name="P16">- Startup <text:span text:style-name="T24">Influx,</text:span><text:span text:style-name="T27"> </text:span><text:span text:style-name="T25">Grafana</text:span> <text:span text:style-name="T20">and python-solar </text:span>at switchon</text:p>
      <text:p text:style-name="P17">- Log <text:span text:style-name="T22">rotating </text:span>to text file</text:p>
      <text:p text:style-name="P17">- Webserver/<text:span text:style-name="T21">VNC</text:span> to get remote access</text:p>
      <text:p text:style-name="P18">- Add controls? <text:span text:style-name="T28">Pyform?</text:span></text:p>
      <text:p text:style-name="P19">- Montly aggregation report email</text:p>
      <text:p text:style-name="P19">- Alerts</text:p>
      <text:p text:style-name="P28">- Grafana dashboard backup</text:p>
      <text:p text:style-name="P10"/>
      <text:p text:style-name="P12">Decisions</text:p>
      <text:p text:style-name="P3"/>
      <text:p text:style-name="P3">Populate the following info from the data:</text:p>
      <text:p text:style-name="P3">QPI<text:span text:style-name="T2">GS</text:span></text:p>
      <text:p text:style-name="P4">- All, converting status bits to individual fields <text:span text:style-name="T15">in the </text:span><text:span text:style-name="T16">system_status </text:span><text:span text:style-name="T4">table</text:span></text:p>
      <text:p text:style-name="P3"/>
      <text:p text:style-name="P3">Q<text:span text:style-name="T1">MOD</text:span></text:p>
      <text:p text:style-name="P4">- Text string showing mode <text:span text:style-name="T15">in </text:span><text:span text:style-name="T16">system_mode </text:span><text:span text:style-name="T4">table</text:span></text:p>
      <text:p text:style-name="P4"/>
      <text:p text:style-name="P5">QPIRI</text:p>
      <text:p text:style-name="P5">- <text:span text:style-name="T14">Device rating data </text:span><text:span text:style-name="T17">system</text:span><text:span text:style-name="T16">_rating</text:span><text:span text:style-name="T4"> table</text:span></text:p>
      <text:p text:style-name="P5"/>
      <text:p text:style-name="P13">Startup</text:p>
      <text:list xml:id="list6807226658911044932" text:style-name="L1">
        <text:list-item>
          <text:p text:style-name="P26">sudo service influxdb start</text:p>
        </text:list-item>
      </text:list>
      <text:p text:style-name="P1"/>
      <text:p text:style-name="P14">Downloads</text:p>
      <text:p text:style-name="P2"/>
      <text:p text:style-name="P6">InfluxDB</text:p>
      <text:p text:style-name="P20"><text:span text:style-name="Source_20_Text"><text:span text:style-name="T5">wget https://dl.influxdata.com/influxdb/releases/influxdb-1.7.3_linux_armhf.tar.gz</text:span></text:span></text:p>
      <text:p text:style-name="P20"><text:span text:style-name="Source_20_Text"><text:span text:style-name="T5">tar xvfz influxdb-1.7.3_linux_armhf.tar.gz</text:span></text:span></text:p>
      <text:p text:style-name="P20"><text:span text:style-name="Source_20_Text"><text:span text:style-name="T5">Copied all the files to the root folder</text:span></text:span></text:p>
      <text:p text:style-name="P8">sudo service influxdb start</text:p>
      <text:p text:style-name="P8">influx (should open the command prompt for the DB)</text:p>
      <text:p text:style-name="P21"><text:span text:style-name="Source_20_Text"><text:span text:style-name="T6">SELECT</text:span></text:span><text:span text:style-name="Source_20_Text"><text:span text:style-name="T7"> </text:span></text:span><text:span text:style-name="Source_20_Text"><text:span text:style-name="T9">"host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region"</text:span></text:span><text:span text:style-name="Source_20_Text"><text:span text:style-name="T8">,</text:span></text:span><text:span text:style-name="Source_20_Text"><text:span text:style-name="T7"> </text:span></text:span><text:span text:style-name="Source_20_Text"><text:span text:style-name="T9">"value"</text:span></text:span><text:span text:style-name="Source_20_Text"><text:span text:style-name="T7"> </text:span></text:span><text:span text:style-name="Source_20_Text"><text:span text:style-name="T6">FROM</text:span></text:span><text:span text:style-name="Source_20_Text"><text:span text:style-name="T7"> </text:span></text:span><text:span text:style-name="Source_20_Text"><text:span text:style-name="T9">"cpu"</text:span></text:span></text:p>
      <text:p text:style-name="P8"/>
      <text:p text:style-name="P9">To do the select above in Python:</text:p>
      <text:p text:style-name="P7">influx_client = InfluxDBClient('localhost', 8086, database='mydb')</text:p>
      <text:p text:style-name="P7">result = influx_client.query('select host, region, value FROM cpu')</text:p>
      <text:p text:style-name="P7">print("Result: {0}".format(result))</text:p>
      <text:p text:style-name="P7"/>
      <text:h text:style-name="P38" text:outline-level="1">Queries – Influx</text:h>
      <text:h text:style-name="P35" text:outline-level="2">System mode</text:h>
      <text:list xml:id="list1456004770030612381" text:style-name="L2">
        <text:list-item>
          <text:p text:style-name="P29">influx </text:p>
        </text:list-item>
        <text:list-item>
          <text:p text:style-name="P29">use solardb</text:p>
        </text:list-item>
        <text:list-item>
          <text:p text:style-name="P29"><text:soft-page-break/>select * from system_mode</text:p>
        </text:list-item>
      </text:list>
      <text:h text:style-name="P36" text:outline-level="2">Device status</text:h>
      <text:list xml:id="list221106323465287" text:continue-numbering="true" text:style-name="L2">
        <text:list-item>
          <text:p text:style-name="P30">influx </text:p>
        </text:list-item>
        <text:list-item>
          <text:p text:style-name="P30">use solardb</text:p>
        </text:list-item>
        <text:list-item>
          <text:p text:style-name="P30">select * from system_<text:span text:style-name="T18">status</text:span></text:p>
        </text:list-item>
        <text:list-item>
          <text:p text:style-name="P32">Select a few: select time, grid_voltage, ac_output_voltage, battery_voltage, charging_on from system_status</text:p>
        </text:list-item>
      </text:list>
      <text:h text:style-name="Heading_20_2" text:outline-level="2">Device <text:span text:style-name="T23">rating</text:span></text:h>
      <text:list xml:id="list221107336983007" text:continue-numbering="true" text:style-name="L2">
        <text:list-item>
          <text:p text:style-name="P31">influx </text:p>
        </text:list-item>
        <text:list-item>
          <text:p text:style-name="P31">use solardb</text:p>
        </text:list-item>
        <text:list-item>
          <text:p text:style-name="P31">select * from system_<text:span text:style-name="T23">rating</text:span></text:p>
        </text:list-item>
        <text:list-item>
          <text:p text:style-name="P33">Select a few: select time, <text:span text:style-name="T19">grid_voltage, </text:span>ac_output_voltage, battery_voltage, <text:span text:style-name="T23">battery_recharge_voltage, charger_source_priority</text:span> from system_<text:span text:style-name="T23">rating</text:span></text:p>
        </text:list-item>
      </text:list>
      <text:p text:style-name="P22"/>
      <text:h text:style-name="P37" text:outline-level="2">Grafana setup</text:h>
      <text:h text:style-name="P37" text:outline-level="2">Installation</text:h>
      <text:p text:style-name="P23"><text:span text:style-name="T10">wget</text:span><text:span text:style-name="T11"> </text:span><text:a xlink:type="simple" xlink:href="https://dl.grafana.com/oss/release/grafana_5.4.3_armhf.deb" text:style-name="Internet_20_link" text:visited-style-name="Visited_20_Internet_20_Link"><text:span text:style-name="T13">https://dl.grafana.com/oss/release/grafana_5.4.3_armhf.deb</text:span></text:a><text:span text:style-name="T11"> </text:span></text:p>
      <text:p text:style-name="P23"><text:span text:style-name="T10">sudo dpkg</text:span><text:span text:style-name="T12"> </text:span><text:span text:style-name="T11">-i grafana_5.4.3_armhf.deb</text:span><text:span text:style-name="T12"> </text:span></text:p>
      <text:p text:style-name="P24">Auto start at startup:</text:p>
      <text:p text:style-name="P24"/>
      <text:p text:style-name="P24">Checking it out:</text:p>
      <text:p text:style-name="P24">Browse to localhost:3000, username and password admin/admin</text:p>
      <text:p text:style-name="P25"/>
      <text:h text:style-name="P39" text:outline-level="1">Pyform</text:h>
      <text:p text:style-name="P34">After 1 hour I pulled the plug (no response) with it in the pipfile</text:p>
      <text:p text:style-name="P34">Try pip install pyform-web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ucida Console', Monaco, monospace"/>
    <style:font-face style:name="consolas" svg:font-family="consolas, monospace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1T21:39:56.977888427</meta:creation-date>
    <dc:date>2019-01-24T22:11:05.084773555</dc:date>
    <meta:editing-duration>P1DT14H23M56S</meta:editing-duration>
    <meta:editing-cycles>42</meta:editing-cycles>
    <meta:generator>LibreOffice/5.2.7.2$Linux_ARM_EABI LibreOffice_project/20m0$Build-2</meta:generator>
    <meta:document-statistic meta:table-count="0" meta:image-count="0" meta:object-count="0" meta:page-count="2" meta:paragraph-count="60" meta:word-count="263" meta:character-count="1913" meta:non-whitespace-character-count="1716"/>
  </office:meta>
</office:document-meta>
</file>